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scadia Mono" svg:font-family="Cascadia Mono" style:font-family-generic="modern" style:font-pitch="fixed" svg:panose-1="2 11 6 9 2 0 0 2 0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916in" text:list-level-position-and-space-mode="label-alignment">
          <style:list-level-label-alignment text:label-followed-by="listtab" fo:margin-left="0.5416in" fo:text-indent="-0.2916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916in" text:list-level-position-and-space-mode="label-alignment">
          <style:list-level-label-alignment text:label-followed-by="listtab" fo:margin-left="0.5416in" fo:text-indent="-0.2916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style>
    <style:style style:name="T2" style:parent-style-name="Fuentedepárrafopredeter." style:family="text">
      <style:text-properties style:font-name="Cascadia Mono" style:font-name-asian="Cascadia Mono" style:font-name-complex="Cascadia Mono" fo:font-size="16pt" style:font-size-asian="16pt" style:text-underline-type="single" style:text-underline-style="solid" style:text-underline-width="auto" style:text-underline-mode="continuous"/>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T5" style:parent-style-name="Fuentedepárrafopredeter." style:family="text">
      <style:text-properties style:font-name="Cascadia Mono" style:font-name-asian="Cascadia Mono" style:font-name-complex="Cascadia Mono" fo:font-size="12pt" style:font-size-asian="12pt"/>
    </style:style>
    <style:style style:name="T6" style:parent-style-name="Fuentedepárrafopredeter." style:family="text">
      <style:text-properties style:font-name="Cascadia Mono" style:font-name-asian="Cascadia Mono" style:font-name-complex="Cascadia Mono" fo:font-size="12pt" style:font-size-asian="12pt"/>
    </style:style>
    <style:style style:name="T7" style:parent-style-name="Fuentedepárrafopredeter." style:family="text">
      <style:text-properties style:font-name="Cascadia Mono" style:font-name-asian="Cascadia Mono" style:font-name-complex="Cascadia Mono" fo:font-size="12pt" style:font-size-asian="12pt"/>
    </style:style>
    <style:style style:name="T8" style:parent-style-name="Fuentedepárrafopredeter." style:family="text">
      <style:text-properties style:font-name="Cascadia Mono" style:font-name-asian="Cascadia Mono" style:font-name-complex="Cascadia Mono" fo:font-size="12pt" style:font-size-asian="12pt"/>
    </style:style>
    <style:style style:name="T9" style:parent-style-name="Fuentedepárrafopredeter." style:family="text">
      <style:text-properties style:font-name="Cascadia Mono" style:font-name-asian="Cascadia Mono" style:font-name-complex="Cascadia Mono" fo:font-size="12pt" style:font-size-asian="12pt"/>
    </style:style>
    <style:style style:name="T10" style:parent-style-name="Fuentedepárrafopredeter." style:family="text">
      <style:text-properties style:font-name="Cascadia Mono" style:font-name-asian="Cascadia Mono" style:font-name-complex="Cascadia Mono" fo:font-size="12pt" style:font-size-asian="12pt"/>
    </style:style>
    <style:style style:name="T11" style:parent-style-name="Fuentedepárrafopredeter." style:family="text">
      <style:text-properties style:font-name="Cascadia Mono" style:font-name-asian="Cascadia Mono" style:font-name-complex="Cascadia Mono" fo:font-size="12pt" style:font-size-asian="12pt"/>
    </style:style>
    <style:style style:name="T12" style:parent-style-name="Fuentedepárrafopredeter." style:family="text">
      <style:text-properties style:font-name="Cascadia Mono" style:font-name-asian="Cascadia Mono" style:font-name-complex="Cascadia Mono" fo:font-size="12pt" style:font-size-asian="12pt"/>
    </style:style>
    <style:style style:name="T13" style:parent-style-name="Fuentedepárrafopredeter." style:family="text">
      <style:text-properties style:font-name="Cascadia Mono" style:font-name-asian="Cascadia Mono" style:font-name-complex="Cascadia Mono" fo:font-size="12pt" style:font-size-asian="12pt"/>
    </style:style>
    <style:style style:name="T14" style:parent-style-name="Fuentedepárrafopredeter." style:family="text">
      <style:text-properties style:font-name="Cascadia Mono" style:font-name-asian="Cascadia Mono" style:font-name-complex="Cascadia Mono" fo:font-size="12pt" style:font-size-asian="12pt"/>
    </style:style>
    <style:style style:name="T15"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16" style:parent-style-name="Normal" style:list-style-name="LFO1" style:family="paragraph"/>
    <style:style style:name="T17"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18" style:parent-style-name="Normal" style:family="paragraph">
      <style:paragraph-properties fo:margin-left="0.5in">
        <style:tab-stops/>
      </style:paragraph-properties>
    </style:style>
    <style:style style:name="P19" style:parent-style-name="Normal" style:family="paragraph">
      <style:paragraph-properties fo:margin-left="0.5in">
        <style:tab-stops/>
      </style:paragraph-properties>
    </style:style>
    <style:style style:name="T20" style:parent-style-name="Fuentedepárrafopredeter." style:family="text">
      <style:text-properties style:font-name="Cascadia Mono" style:font-name-asian="Cascadia Mono" style:font-name-complex="Cascadia Mono" fo:font-size="12pt" style:font-size-asian="12pt"/>
    </style:style>
    <style:style style:name="P21" style:parent-style-name="Normal" style:family="paragraph">
      <style:paragraph-properties fo:margin-left="0.5in">
        <style:tab-stops/>
      </style:paragraph-properties>
    </style:style>
    <style:style style:name="P22" style:parent-style-name="Normal" style:list-style-name="LFO2" style:family="paragraph"/>
    <style:style style:name="T23"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24" style:parent-style-name="Normal" style:family="paragraph">
      <style:paragraph-properties fo:margin-left="0.5in">
        <style:tab-stops/>
      </style:paragraph-properties>
    </style:style>
    <style:style style:name="P25" style:parent-style-name="Normal" style:family="paragraph">
      <style:paragraph-properties fo:margin-left="0.5in">
        <style:tab-stops/>
      </style:paragraph-properties>
    </style:style>
    <style:style style:name="P26" style:parent-style-name="Normal" style:family="paragraph">
      <style:paragraph-properties fo:margin-left="0.5in">
        <style:tab-stops/>
      </style:paragraph-properties>
    </style:style>
    <style:style style:name="P27" style:parent-style-name="Normal" style:family="paragraph">
      <style:paragraph-properties fo:margin-left="0.5in">
        <style:tab-stops/>
      </style:paragraph-properties>
    </style:style>
    <style:style style:name="T28"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29" style:parent-style-name="Normal" style:family="paragraph">
      <style:paragraph-properties fo:margin-left="0.5in">
        <style:tab-stops/>
      </style:paragraph-properties>
    </style:style>
    <style:style style:name="T30"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31" style:parent-style-name="Normal" style:family="paragraph">
      <style:paragraph-properties fo:margin-bottom="0.0972in" fo:line-height="115%"/>
    </style:style>
    <style:style style:name="P32" style:parent-style-name="Normal" style:list-style-name="LFO3" style:family="paragraph">
      <style:paragraph-properties fo:margin-bottom="0.0972in" fo:line-height="115%"/>
    </style:style>
    <style:style style:name="T33" style:parent-style-name="Fuentedepárrafopredeter." style:family="text">
      <style:text-properties style:font-name="Cascadia Mono" style:font-name-asian="Cascadia Mono" style:font-name-complex="Cascadia Mono" fo:font-size="12pt" style:font-size-asian="12pt"/>
    </style:style>
    <style:style style:name="P34" style:parent-style-name="Normal" style:family="paragraph">
      <style:paragraph-properties fo:margin-bottom="0.0972in" fo:line-height="115%" fo:margin-left="0.5416in">
        <style:tab-stops/>
      </style:paragraph-properties>
    </style:style>
    <style:style style:name="T35" style:parent-style-name="Fuentedepárrafopredeter." style:family="text">
      <style:text-properties style:font-name="Cascadia Mono" style:font-name-asian="Cascadia Mono" style:font-name-complex="Cascadia Mono" fo:font-size="12pt" style:font-size-asian="12pt"/>
    </style:style>
    <style:style style:name="P36" style:parent-style-name="Normal" style:list-style-name="LFO4" style:family="paragraph">
      <style:paragraph-properties fo:margin-bottom="0.0972in" fo:line-height="115%"/>
    </style:style>
    <style:style style:name="T37" style:parent-style-name="Fuentedepárrafopredeter." style:family="text">
      <style:text-properties style:font-name="Cascadia Mono" style:font-name-asian="Cascadia Mono" style:font-name-complex="Cascadia Mono" fo:font-size="12pt" style:font-size-asian="12pt"/>
    </style:style>
    <style:style style:name="P38" style:parent-style-name="Normal" style:family="paragraph">
      <style:paragraph-properties fo:margin-bottom="0.0972in" fo:line-height="115%" fo:margin-left="0.5416in">
        <style:tab-stops/>
      </style:paragraph-properties>
    </style:style>
    <style:style style:name="P39" style:parent-style-name="Normal" style:family="paragraph">
      <style:paragraph-properties fo:margin-bottom="0.0972in" fo:line-height="115%"/>
    </style:style>
    <style:style style:name="T40"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T41" style:parent-style-name="Fuentedepárrafopredeter." style:family="text">
      <style:text-properties style:font-name="Cascadia Mono" style:font-name-asian="Cascadia Mono" style:font-name-complex="Cascadia Mono" fo:font-size="12pt" style:font-size-asian="12pt"/>
    </style:style>
    <style:style style:name="P42" style:parent-style-name="Normal" style:family="paragraph">
      <style:paragraph-properties fo:margin-bottom="0.0972in" fo:line-height="115%"/>
    </style:style>
    <style:style style:name="P43" style:parent-style-name="Normal" style:family="paragraph">
      <style:paragraph-properties fo:margin-bottom="0.0972in" fo:line-height="115%"/>
    </style:style>
    <style:style style:name="T44"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45" style:parent-style-name="Normal" style:list-style-name="LFO5" style:family="paragraph">
      <style:paragraph-properties fo:margin-bottom="0.0972in" fo:line-height="115%"/>
    </style:style>
    <style:style style:name="T46"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47" style:parent-style-name="Normal" style:list-style-name="LFO5" style:family="paragraph">
      <style:paragraph-properties fo:margin-bottom="0.0972in" fo:line-height="115%" fo:text-indent="0in"/>
    </style:style>
    <style:style style:name="T48"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49" style:parent-style-name="Normal" style:list-style-name="LFO5" style:family="paragraph">
      <style:paragraph-properties fo:margin-bottom="0.0972in" fo:line-height="115%" fo:text-indent="0in"/>
    </style:style>
    <style:style style:name="T50"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51" style:parent-style-name="Normal" style:list-style-name="LFO5" style:family="paragraph">
      <style:paragraph-properties fo:margin-bottom="0.0972in" fo:line-height="115%" fo:text-indent="0in"/>
    </style:style>
    <style:style style:name="T52"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53" style:parent-style-name="Normal" style:list-style-name="LFO5" style:family="paragraph">
      <style:paragraph-properties fo:margin-bottom="0.0972in" fo:line-height="115%" fo:text-indent="0in"/>
    </style:style>
    <style:style style:name="T54"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55" style:parent-style-name="Normal" style:list-style-name="LFO5" style:family="paragraph">
      <style:paragraph-properties fo:margin-bottom="0.0972in" fo:line-height="115%" fo:text-indent="0in"/>
    </style:style>
    <style:style style:name="T56"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P57" style:parent-style-name="Normal" style:list-style-name="LFO5" style:family="paragraph">
      <style:paragraph-properties fo:margin-bottom="0.0972in" fo:line-height="115%" fo:text-indent="0in"/>
    </style:style>
    <style:style style:name="T58"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T59" style:parent-style-name="Fuentedepárrafopredeter." style:family="text">
      <style:text-properties style:font-name="Cascadia Mono" style:font-name-asian="Cascadia Mono" style:font-name-complex="Cascadia Mono" fo:font-size="12pt" style:font-size-asian="12pt"/>
    </style:style>
    <style:style style:name="T60" style:parent-style-name="Fuentedepárrafopredeter." style:family="text">
      <style:text-properties style:font-name="Cascadia Mono" style:font-name-asian="Cascadia Mono" style:font-name-complex="Cascadia Mono" fo:font-size="12pt" style:font-size-asian="12pt"/>
    </style:style>
    <style:style style:name="T61" style:parent-style-name="Fuentedepárrafopredeter." style:family="text">
      <style:text-properties style:font-name="Cascadia Mono" style:font-name-asian="Cascadia Mono" style:font-name-complex="Cascadia Mono" fo:font-size="12pt" style:font-size-asian="12pt"/>
    </style:style>
    <style:style style:name="T62" style:parent-style-name="Fuentedepárrafopredeter." style:family="text">
      <style:text-properties style:font-name="Cascadia Mono" style:font-name-asian="Cascadia Mono" style:font-name-complex="Cascadia Mono" fo:font-size="12pt" style:font-size-asian="12pt"/>
    </style:style>
    <style:style style:name="T63" style:parent-style-name="Fuentedepárrafopredeter." style:family="text">
      <style:text-properties style:font-name="Cascadia Mono" style:font-name-asian="Cascadia Mono" style:font-name-complex="Cascadia Mono" fo:font-size="12pt" style:font-size-asian="12pt"/>
    </style:style>
    <style:style style:name="T64" style:parent-style-name="Fuentedepárrafopredeter." style:family="text">
      <style:text-properties style:font-name="Cascadia Mono" style:font-name-asian="Cascadia Mono" style:font-name-complex="Cascadia Mono" fo:font-size="12pt" style:font-size-asian="12pt"/>
    </style:style>
    <style:style style:name="T65" style:parent-style-name="Fuentedepárrafopredeter." style:family="text">
      <style:text-properties style:font-name="Cascadia Mono" style:font-name-asian="Cascadia Mono" style:font-name-complex="Cascadia Mono" fo:font-size="12pt" style:font-size-asian="12pt"/>
    </style:style>
    <style:style style:name="T66" style:parent-style-name="Fuentedepárrafopredeter." style:family="text">
      <style:text-properties style:font-name="Cascadia Mono" style:font-name-asian="Cascadia Mono" style:font-name-complex="Cascadia Mono" fo:font-size="12pt" style:font-size-asian="12pt"/>
    </style:style>
    <style:style style:name="T67" style:parent-style-name="Fuentedepárrafopredeter." style:family="text">
      <style:text-properties style:font-name="Cascadia Mono" style:font-name-asian="Cascadia Mono" style:font-name-complex="Cascadia Mono" fo:font-size="12pt" style:font-size-asian="12pt"/>
    </style:style>
    <style:style style:name="T68" style:parent-style-name="Fuentedepárrafopredeter." style:family="text">
      <style:text-properties style:font-name="Cascadia Mono" style:font-name-asian="Cascadia Mono" style:font-name-complex="Cascadia Mono" fo:font-size="12pt" style:font-size-asian="12pt"/>
    </style:style>
    <style:style style:name="T69" style:parent-style-name="Fuentedepárrafopredeter." style:family="text">
      <style:text-properties style:font-name="Cascadia Mono" style:font-name-asian="Cascadia Mono" style:font-name-complex="Cascadia Mono" fo:font-size="12pt" style:font-size-asian="12pt"/>
    </style:style>
    <style:style style:name="T70" style:parent-style-name="Fuentedepárrafopredeter." style:family="text">
      <style:text-properties style:font-name="Cascadia Mono" style:font-name-asian="Cascadia Mono" style:font-name-complex="Cascadia Mono" fo:font-size="12pt" style:font-size-asian="12pt"/>
    </style:style>
    <style:style style:name="T71" style:parent-style-name="Fuentedepárrafopredeter." style:family="text">
      <style:text-properties style:font-name="Cascadia Mono" style:font-name-asian="Cascadia Mono" style:font-name-complex="Cascadia Mono" fo:font-size="12pt" style:font-size-asian="12pt"/>
    </style:style>
    <style:style style:name="T72" style:parent-style-name="Fuentedepárrafopredeter." style:family="text">
      <style:text-properties style:font-name="Cascadia Mono" style:font-name-asian="Cascadia Mono" style:font-name-complex="Cascadia Mono" fo:font-size="12pt" style:font-size-asian="12pt"/>
    </style:style>
    <style:style style:name="T73" style:parent-style-name="Fuentedepárrafopredeter." style:family="text">
      <style:text-properties style:font-name="Cascadia Mono" style:font-name-asian="Cascadia Mono" style:font-name-complex="Cascadia Mono" fo:font-size="12pt" style:font-size-asian="12pt"/>
    </style:style>
    <style:style style:name="T74" style:parent-style-name="Fuentedepárrafopredeter." style:family="text">
      <style:text-properties style:font-name="Cascadia Mono" style:font-name-asian="Cascadia Mono" style:font-name-complex="Cascadia Mono" fo:font-size="12pt" style:font-size-asian="12pt"/>
    </style:style>
    <style:style style:name="T75" style:parent-style-name="Fuentedepárrafopredeter." style:family="text">
      <style:text-properties style:font-name="Cascadia Mono" style:font-name-asian="Cascadia Mono" style:font-name-complex="Cascadia Mono" fo:font-size="12pt" style:font-size-asian="12pt"/>
    </style:style>
    <style:style style:name="T76" style:parent-style-name="Fuentedepárrafopredeter." style:family="text">
      <style:text-properties style:font-name="Cascadia Mono" style:font-name-asian="Cascadia Mono" style:font-name-complex="Cascadia Mono" fo:font-size="12pt" style:font-size-asian="12pt"/>
    </style:style>
    <style:style style:name="T77" style:parent-style-name="Fuentedepárrafopredeter." style:family="text">
      <style:text-properties style:font-name="Cascadia Mono" style:font-name-asian="Cascadia Mono" style:font-name-complex="Cascadia Mono" fo:font-size="12pt" style:font-size-asian="12pt"/>
    </style:style>
    <style:style style:name="T78" style:parent-style-name="Fuentedepárrafopredeter." style:family="text">
      <style:text-properties style:font-name="Cascadia Mono" style:font-name-asian="Cascadia Mono" style:font-name-complex="Cascadia Mono" fo:font-size="12pt" style:font-size-asian="12pt"/>
    </style:style>
    <style:style style:name="T79" style:parent-style-name="Fuentedepárrafopredeter." style:family="text">
      <style:text-properties style:font-name="Cascadia Mono" style:font-name-asian="Cascadia Mono" style:font-name-complex="Cascadia Mono" fo:font-size="12pt" style:font-size-asian="12pt"/>
    </style:style>
    <style:style style:name="T80" style:parent-style-name="Fuentedepárrafopredeter." style:family="text">
      <style:text-properties style:font-name="Cascadia Mono" style:font-name-asian="Cascadia Mono" style:font-name-complex="Cascadia Mono" fo:font-size="12pt" style:font-size-asian="12pt"/>
    </style:style>
    <style:style style:name="T81" style:parent-style-name="Fuentedepárrafopredeter." style:family="text">
      <style:text-properties style:font-name="Cascadia Mono" style:font-name-asian="Cascadia Mono" style:font-name-complex="Cascadia Mono" fo:font-size="12pt" style:font-size-asian="12pt"/>
    </style:style>
    <style:style style:name="T82" style:parent-style-name="Fuentedepárrafopredeter." style:family="text">
      <style:text-properties style:font-name="Cascadia Mono" style:font-name-asian="Cascadia Mono" style:font-name-complex="Cascadia Mono" fo:font-size="12pt" style:font-size-asian="12pt"/>
    </style:style>
    <style:style style:name="T83" style:parent-style-name="Fuentedepárrafopredeter." style:family="text">
      <style:text-properties style:font-name="Cascadia Mono" style:font-name-asian="Cascadia Mono" style:font-name-complex="Cascadia Mono" fo:font-size="12pt" style:font-size-asian="12pt"/>
    </style:style>
    <style:style style:name="T84" style:parent-style-name="Fuentedepárrafopredeter." style:family="text">
      <style:text-properties style:font-name="Cascadia Mono" style:font-name-asian="Cascadia Mono" style:font-name-complex="Cascadia Mono" fo:font-size="12pt" style:font-size-asian="12pt"/>
    </style:style>
    <style:style style:name="T85" style:parent-style-name="Fuentedepárrafopredeter." style:family="text">
      <style:text-properties style:font-name="Cascadia Mono" style:font-name-asian="Cascadia Mono" style:font-name-complex="Cascadia Mono" fo:font-size="12pt" style:font-size-asian="12pt"/>
    </style:style>
    <style:style style:name="T86" style:parent-style-name="Fuentedepárrafopredeter." style:family="text">
      <style:text-properties style:font-name="Cascadia Mono" style:font-name-asian="Cascadia Mono" style:font-name-complex="Cascadia Mono" fo:font-size="12pt" style:font-size-asian="12pt"/>
    </style:style>
    <style:style style:name="T87" style:parent-style-name="Fuentedepárrafopredeter." style:family="text">
      <style:text-properties style:font-name="Cascadia Mono" style:font-name-asian="Cascadia Mono" style:font-name-complex="Cascadia Mono" fo:font-size="12pt" style:font-size-asian="12pt"/>
    </style:style>
    <style:style style:name="T88"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T89" style:parent-style-name="Fuentedepárrafopredeter." style:family="text">
      <style:text-properties style:font-name="Cascadia Mono" style:font-name-asian="Cascadia Mono" style:font-name-complex="Cascadia Mono" fo:font-weight="bold" style:font-weight-asian="bold" fo:color="#0000FF" fo:font-size="12pt" style:font-size-asian="12pt" style:text-underline-type="single" style:text-underline-style="solid" style:text-underline-width="auto" style:text-underline-mode="continuous"/>
    </style:style>
    <style:style style:name="T90"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T91" style:parent-style-name="Fuentedepárrafopredeter." style:family="text">
      <style:text-properties style:font-name="Cascadia Mono" style:font-name-asian="Cascadia Mono" style:font-name-complex="Cascadia Mono" fo:font-size="12pt" style:font-size-asian="12pt"/>
    </style:style>
    <style:style style:name="T92" style:parent-style-name="Fuentedepárrafopredeter." style:family="text">
      <style:text-properties style:font-name="Cascadia Mono" style:font-name-asian="Cascadia Mono" style:font-name-complex="Cascadia Mono" fo:font-size="12pt" style:font-size-asian="12pt"/>
    </style:style>
    <style:style style:name="T93" style:parent-style-name="Fuentedepárrafopredeter." style:family="text">
      <style:text-properties style:font-name="Cascadia Mono" style:font-name-asian="Cascadia Mono" style:font-name-complex="Cascadia Mono" fo:font-size="12pt" style:font-size-asian="12pt"/>
    </style:style>
    <style:style style:name="T94" style:parent-style-name="Fuentedepárrafopredeter." style:family="text">
      <style:text-properties style:font-name="Cascadia Mono" style:font-name-asian="Cascadia Mono" style:font-name-complex="Cascadia Mono" fo:font-size="12pt" style:font-size-asian="12pt"/>
    </style:style>
    <style:style style:name="T95" style:parent-style-name="Fuentedepárrafopredeter." style:family="text">
      <style:text-properties style:font-name="Cascadia Mono" style:font-name-asian="Cascadia Mono" style:font-name-complex="Cascadia Mono" fo:font-size="12pt" style:font-size-asian="12pt"/>
    </style:style>
    <style:style style:name="T96" style:parent-style-name="Fuentedepárrafopredeter." style:family="text">
      <style:text-properties style:font-name="Cascadia Mono" style:font-name-asian="Cascadia Mono" style:font-name-complex="Cascadia Mono" fo:font-size="12pt" style:font-size-asian="12pt"/>
    </style:style>
    <style:style style:name="T97" style:parent-style-name="Fuentedepárrafopredeter." style:family="text">
      <style:text-properties style:font-name="Cascadia Mono" style:font-name-asian="Cascadia Mono" style:font-name-complex="Cascadia Mono" fo:font-weight="bold" style:font-weight-asian="bold" fo:font-size="12pt" style:font-size-asian="12pt"/>
    </style:style>
    <style:style style:name="T98" style:parent-style-name="Fuentedepárrafopredeter." style:family="text">
      <style:text-properties style:font-name="Cascadia Mono" style:font-name-asian="Cascadia Mono" style:font-name-complex="Cascadia Mono" fo:font-size="12pt" style:font-size-asian="12pt"/>
    </style:style>
    <style:style style:name="T99" style:parent-style-name="Fuentedepárrafopredeter." style:family="text">
      <style:text-properties style:font-name="Cascadia Mono" style:font-name-asian="Cascadia Mono" style:font-name-complex="Cascadia Mono" fo:font-size="12pt" style:font-size-asian="12pt"/>
    </style:style>
    <style:style style:name="T100" style:parent-style-name="Fuentedepárrafopredeter." style:family="text">
      <style:text-properties style:font-name="Cascadia Mono" style:font-name-asian="Cascadia Mono" style:font-name-complex="Cascadia Mono" fo:font-size="12pt" style:font-size-asian="12pt"/>
    </style:style>
    <style:style style:name="T101" style:parent-style-name="Fuentedepárrafopredeter." style:family="text">
      <style:text-properties style:font-name="Cascadia Mono" style:font-name-asian="Cascadia Mono" style:font-name-complex="Cascadia Mono" fo:font-size="12pt" style:font-size-asian="12pt"/>
    </style:style>
    <style:style style:name="T102" style:parent-style-name="Fuentedepárrafopredeter." style:family="text">
      <style:text-properties style:font-name="Cascadia Mono" style:font-name-asian="Cascadia Mono" style:font-name-complex="Cascadia Mono" fo:font-size="12pt" style:font-size-asian="12pt"/>
    </style:style>
    <style:style style:name="T103" style:parent-style-name="Fuentedepárrafopredeter." style:family="text">
      <style:text-properties style:font-name="Cascadia Mono" style:font-name-asian="Cascadia Mono" style:font-name-complex="Cascadia Mono" fo:font-size="12pt" style:font-size-asian="12pt"/>
    </style:style>
    <style:style style:name="T104" style:parent-style-name="Fuentedepárrafopredeter." style:family="text">
      <style:text-properties style:font-name="Cascadia Mono" style:font-name-asian="Cascadia Mono" style:font-name-complex="Cascadia Mono" fo:font-size="12pt" style:font-size-asian="12pt"/>
    </style:style>
    <style:style style:name="P105" style:parent-style-name="Normal" style:family="paragraph">
      <style:text-properties style:font-name="Cascadia Mono" style:font-name-asian="Cascadia Mono" style:font-name-complex="Cascadia Mono" fo:font-size="12pt" style:font-size-asian="12pt"/>
    </style:style>
    <style:style style:name="P106" style:parent-style-name="Normal" style:family="paragraph">
      <style:text-properties style:font-name="Cascadia Mono" style:font-name-asian="Cascadia Mono" style:font-name-complex="Cascadia Mono" fo:font-size="12pt" style:font-size-asian="12pt"/>
    </style:style>
    <style:style style:name="P107" style:parent-style-name="Normal" style:family="paragraph">
      <style:text-properties style:font-name="Cascadia Mono" style:font-name-asian="Cascadia Mono" style:font-name-complex="Cascadia Mono"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DISEÑO DE INTERFACES WEB</text:span><draw:frame draw:z-index="251658240" draw:id="id0" draw:style-name="a0" draw:name="Picture 1" text:anchor-type="as-char" svg:x="0in" svg:y="0in" svg:width="0.72917in" svg:height="0.7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3"/>
      <text:p text:style-name="P4"><text:span text:style-name="T5">Proyecto 1.</text:span></text:p>
      <text:p text:style-name="Normal"/>
      <text:p text:style-name="Normal"><text:span text:style-name="T6">Teoría.</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Riquelmer Añez Joffre.</text:span></text:p>
      <text:p text:style-name="Normal"/>
      <text:p text:style-name="Normal"><text:span text:style-name="T15">Pregunta 1. Sobre la utilización de tablas, responde a las siguientes cuestiones:</text:span></text:p>
      <text:p text:style-name="Normal"/>
      <text:list text:style-name="LFO1" text:continue-numbering="true">
        <text:list-item>
          <text:p text:style-name="P16"><text:span text:style-name="T17">¿Para qué sirven los elementos thead , tbody , y tfoot en una tabla? Indica para cada uno sí es obligatorio, si puede haber más de uno y en qué orden debe aparecer en la tabla.</text:span></text:p>
        </text:list-item>
      </text:list>
      <text:p text:style-name="P18"/>
      <text:p text:style-name="P19"><text:span text:style-name="T20">Sirven para organizar la disposición del contenido de una tabla en html. El único obligatorio es tbody, del cual puede haber varios, y tienen que aparecer como en un html normal, &lt;thead&gt;,&lt;tbody&gt; y &lt;tfoot&gt;.<text:s/></text:span></text:p>
      <text:p text:style-name="P21"/>
      <text:list text:style-name="LFO2" text:continue-numbering="true">
        <text:list-item>
          <text:p text:style-name="P22"><text:span text:style-name="T23">Un estilo muy popular en la presentación de las tablas es el de las "líneas de cebra". Muestra mediante un ejemplo cómo se utiliza e investiga en Internet si CSS aporta nuevas posibilidades para conseguir este estilo.</text:span></text:p>
        </text:list-item>
      </text:list>
      <text:p text:style-name="P24"/>
      <text:p text:style-name="P25"><draw:frame draw:z-index="251658240" draw:id="id1" draw:style-name="a1" draw:name="Picture 2" text:anchor-type="as-char" svg:x="0in" svg:y="0in" svg:width="6.69792in" svg:height="3.05208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26"/>
      <text:p text:style-name="P27"><text:span text:style-name="T28">Se pueden hacer tanto horizontales como verticales.</text:span></text:p>
      <text:p text:style-name="P29"/>
      <text:p text:style-name="Normal"/>
      <text:p text:style-name="Normal"><text:span text:style-name="T30">Pregunta 2. Sobre la utilización de formularios:Indica el nombre de las partes y describe su función.</text:span></text:p>
      <text:p text:style-name="P31"/>
      <text:list text:style-name="LFO3" text:continue-numbering="true">
        <text:list-item>
          <text:p text:style-name="P32"><text:span text:style-name="T33">¿Cómo se relaciona un control de un formulario (por ejemplo, un cuadro de texto, un botón de radio...) y su etiqueta? ¿Qué utilidad tiene hacerlo?</text:span></text:p>
        </text:list-item>
      </text:list>
      <text:p text:style-name="P34"><text:span text:style-name="T35">Se relaciona bien anidando dentro de un &lt;label&gt; la etiqueta en cuestión, o bien haciendo referencia a un label con la propiedad for.</text:span></text:p>
      <text:list text:style-name="LFO4" text:continue-numbering="true">
        <text:list-item>
          <text:p text:style-name="P36"><text:span text:style-name="T37">Dos elementos a los que tradicionalmente se ha prestado poca atención a la hora de dar formato a un formulario son checkbox y radio. Pon un ejemplo de un formato algo más trabajado para estos elementos, e indica las propiedades CSS utilizadas (puedes investigar las posibilidades que ofrece CSS3 al respecto).</text:span></text:p>
        </text:list-item>
      </text:list>
      <text:p text:style-name="P38"><draw:frame draw:z-index="251658240" draw:id="id2" draw:style-name="a2" draw:name="Picture 3" text:anchor-type="as-char" svg:x="0in" svg:y="0in" svg:width="5.46875in" svg:height="1.85417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39"><text:span text:style-name="T40"><text:tab/></text:span><text:span text:style-name="T41">He utilizado la propiedad border en todo y después he especificado que en el radio haya un border radius, después he cambiado el estado “checked” para que el background del elemento lo llene de un color, en este caso el azul.</text:span></text:p>
      <text:p text:style-name="P42"/>
      <text:p text:style-name="P43"><text:span text:style-name="T44">Pregunta 3 Sobre Layout, responde a la siguiente cuestión:</text:span></text:p>
      <text:list text:style-name="LFO5" text:continue-numbering="true">
        <text:list-item>
          <text:p text:style-name="P45"><text:span text:style-name="T46">Investiga en Internet sobre flexbox (modelo de caja flexible) y explica al menos 3 diferencias respecto a posicionar los elementos con float (modelo bloque). Escribe un ejemplo de código de cómo crearías, utilizando flexbox , un menú́de navegación con las siguientes características:</text:span></text:p>
        </text:list-item>
        <text:list-item>
          <text:p text:style-name="P47"><text:span text:style-name="T48">Tres elementos ("Inicio", "Conócenos", "Contacto")</text:span></text:p>
        </text:list-item>
        <text:list-item>
          <text:p text:style-name="P49"><text:span text:style-name="T50">Fondo azul claro</text:span></text:p>
        </text:list-item>
        <text:list-item>
          <text:p text:style-name="P51"><text:span text:style-name="T52">Altura de 100 píxeles</text:span></text:p>
        </text:list-item>
        <text:list-item>
          <text:p text:style-name="P53"><text:span text:style-name="T54">Anchura de 100% con un máximo de 1024px</text:span></text:p>
        </text:list-item>
        <text:list-item>
          <text:p text:style-name="P55"><text:span text:style-name="T56">Que los elementos se distribuyan de forma uniforme abarcando toda la anchura del menú</text:span></text:p>
        </text:list-item>
        <text:list-item>
          <text:p text:style-name="P57"><text:span text:style-name="T58">Que los elementos estén alineados verticalmente en el centro</text:span></text:p>
        </text:list-item>
      </text:list>
      <text:p text:style-name="Normal"/>
      <text:p text:style-name="Normal"><draw:frame draw:z-index="251658240" draw:id="id3" draw:style-name="a3" draw:name="Picture 4" text:anchor-type="as-char" svg:x="0in" svg:y="0in" svg:width="6.69792in" svg:height="3.02083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Normal"/>
      <text:p text:style-name="Normal"><text:span text:style-name="T59">.nav-menu {</text:span></text:p>
      <text:p text:style-name="Normal"><text:span text:style-name="T60"><text:s text:c="12"/>display: flex;</text:span></text:p>
      <text:p text:style-name="Normal"><text:span text:style-name="T61"><text:s text:c="12"/>justify-content: space-around;</text:span></text:p>
      <text:p text:style-name="Normal"><text:span text:style-name="T62"><text:s text:c="12"/>align-items: center;</text:span></text:p>
      <text:p text:style-name="Normal"><text:span text:style-name="T63"><text:s text:c="12"/>background-color: lightblue;</text:span></text:p>
      <text:p text:style-name="Normal"><text:span text:style-name="T64"><text:s text:c="12"/>height: 100px;</text:span></text:p>
      <text:p text:style-name="Normal"><text:span text:style-name="T65"><text:s text:c="12"/>max-width: 1024px;</text:span></text:p>
      <text:p text:style-name="Normal"><text:span text:style-name="T66"><text:s text:c="12"/>width: 100%;</text:span></text:p>
      <text:p text:style-name="Normal"><text:span text:style-name="T67"><text:s text:c="12"/>margin: 0 auto;</text:span></text:p>
      <text:p text:style-name="Normal"><text:span text:style-name="T68"><text:s text:c="8"/>}</text:span></text:p>
      <text:p text:style-name="Normal"/>
      <text:p text:style-name="Normal"><text:span text:style-name="T69"><text:s text:c="8"/>.nav-item {</text:span></text:p>
      <text:p text:style-name="Normal"><text:span text:style-name="T70"><text:s text:c="12"/>list-style: none;</text:span></text:p>
      <text:p text:style-name="Normal"><text:span text:style-name="T71"><text:s text:c="12"/>font-size: 18px;</text:span></text:p>
      <text:p text:style-name="Normal"><text:span text:style-name="T72"><text:s text:c="8"/>}</text:span></text:p>
      <text:p text:style-name="Normal"/>
      <text:p text:style-name="Normal"><text:span text:style-name="T73"><text:s text:c="8"/>.nav-item a {</text:span></text:p>
      <text:p text:style-name="Normal"><text:span text:style-name="T74"><text:s text:c="12"/>text-decoration: none;</text:span></text:p>
      <text:p text:style-name="Normal"><text:span text:style-name="T75"><text:s text:c="12"/>color: #333;</text:span></text:p>
      <text:p text:style-name="Normal"><text:span text:style-name="T76"><text:s text:c="12"/>font-weight: bold;</text:span></text:p>
      <text:p text:style-name="Normal"><text:span text:style-name="T77"><text:s text:c="8"/>}</text:span></text:p>
      <text:p text:style-name="Normal"/>
      <text:p text:style-name="Normal"><text:span text:style-name="T78">&lt;!DOCTYPE html&gt;</text:span></text:p>
      <text:p text:style-name="Normal"><text:span text:style-name="T79">&lt;html lang="es"&gt;</text:span></text:p>
      <text:p text:style-name="Normal"><text:span text:style-name="T80">&lt;body&gt;</text:span></text:p>
      <text:p text:style-name="Normal"/>
      <text:p text:style-name="Normal"><text:span text:style-name="T81"><text:s text:c="4"/>&lt;nav class="nav-menu"&gt;</text:span></text:p>
      <text:soft-page-break/>
      <text:p text:style-name="Normal"><text:span text:style-name="T82"><text:s text:c="8"/>&lt;ul class="nav-item"&gt;&lt;a href="#inicio"&gt;Inicio&lt;/a&gt;&lt;/ul&gt;</text:span></text:p>
      <text:p text:style-name="Normal"><text:span text:style-name="T83"><text:s text:c="8"/>&lt;ul class="nav-item"&gt;&lt;a href="#conocenos"&gt;Conócenos&lt;/a&gt;&lt;/ul&gt;</text:span></text:p>
      <text:p text:style-name="Normal"><text:span text:style-name="T84"><text:s text:c="8"/>&lt;ul class="nav-item"&gt;&lt;a href="#contacto"&gt;Contacto&lt;/a&gt;&lt;/ul&gt;</text:span></text:p>
      <text:p text:style-name="Normal"><text:span text:style-name="T85"><text:s text:c="4"/>&lt;/nav&gt;</text:span></text:p>
      <text:p text:style-name="Normal"/>
      <text:p text:style-name="Normal"><text:span text:style-name="T86">&lt;/body&gt;</text:span></text:p>
      <text:p text:style-name="Normal"><text:span text:style-name="T87">&lt;/html&gt;</text:span></text:p>
      <text:p text:style-name="Normal"/>
      <text:p text:style-name="Normal"><text:span text:style-name="T88">Parte práctica:<text:s/></text:span><text:a xlink:href="https://github.com/Reemolke/DIW/tree/main/Proyecto%203" office:target-frame-name="_top" xlink:show="replace"><text:span text:style-name="T89">https://github.com/Reemolke/DIW/tree/main/Proyecto%203</text:span></text:a></text:p>
      <text:p text:style-name="Normal"/>
      <text:p text:style-name="Normal"><text:span text:style-name="T90">Explicación de las etiquetas utilizadas.</text:span></text:p>
      <text:p text:style-name="Normal"/>
      <text:p text:style-name="Normal"><text:span text:style-name="T91">He seguido practicamente la misma arquitectura en todos los html, he utilizado el header para poner los elementos de navegación, en el body he utilizado un container para establecer que tipo de propiedades utilizo para alinear el contenido, como flexbox en el compras.html. En el footer he utilizado 2 &lt;p&gt; en flexbox. Los títulos en h1 y si habia titulos mas pequeños en h3.</text:span></text:p>
      <text:p text:style-name="Normal"><text:span text:style-name="T92"><text:s/></text:span></text:p>
      <text:p text:style-name="Normal"><text:span text:style-name="T93">Dentro de index, he usado una img para plasmar tanto el logo como la imagen promocional, una &lt;ul&gt; para la lista desordenada y poco más.</text:span></text:p>
      <text:p text:style-name="Normal"/>
      <text:p text:style-name="Normal"><text:span text:style-name="T94">Dentro de productos, una tabla con varias tr, la primera como cabecera principal, la segunda y la tercera cabeceras auxiliares, todas marcadas como th, así como la primera columna. El resto son &lt;td&gt;. Todo con sus rowspawn y colspan para que la tabla cuadre correctamente y se parezca.</text:span></text:p>
      <text:p text:style-name="Normal"/>
      <text:p text:style-name="Normal"><text:span text:style-name="T95">Dentro de compras, quizás es la que mas ha variado por la cantidad de elementos. Lo he organizado en tres divs diferentes dispuestos mediante flexbow por columnas, dentro de cada div sus label relacionados con sus inputs para el formulario, cada input con su propiedad required, y el button para enviar.</text:span></text:p>
      <text:p text:style-name="Normal"/>
      <text:p text:style-name="Normal"><text:span text:style-name="T96">Fuera de eso he utilizado &lt;em&gt; para los enfasis en cursiva y &lt;b&gt; para las negritas.</text:span></text:p>
      <text:p text:style-name="Normal"/>
      <text:p text:style-name="Normal"><text:span text:style-name="T97">Explicación del CSS utilizado.</text:span></text:p>
      <text:p text:style-name="Normal"/>
      <text:p text:style-name="Normal"><text:span text:style-name="T98">.containerXXXX{} lo he utilizado para el contenedor principal, dentro he usado unos paddings para ajustar la posición a como la de la imagen ejemplo, he cambiado la fuente a Roboto, ajustado el background color para que<text:s/></text:span><text:soft-page-break/><text:span text:style-name="T99">coincida con las imagenes.</text:span></text:p>
      <text:p text:style-name="Normal"/>
      <text:p text:style-name="Normal"><text:span text:style-name="T100">header{} unos paddings para ajustar bien los botones de navegacion.</text:span></text:p>
      <text:p text:style-name="Normal"/>
      <text:p text:style-name="Normal"><text:span text:style-name="T101">He utilizado un poco la estructura .containerXXXX h1{} por ejemplo, porque es mas cómodo que ir nombrando clases.</text:span></text:p>
      <text:p text:style-name="Normal"/>
      <text:p text:style-name="Normal"><text:span text:style-name="T102">En table{} he utilizado la propiedad border y border-collapse para eliminar la doble línea que no coincidia con la imagen mostrada.</text:span></text:p>
      <text:p text:style-name="Normal"/>
      <text:p text:style-name="Normal"><text:span text:style-name="T103">En los forms he ajustado el tamaño con height y el tamaño de la fuente con font-size.</text:span></text:p>
      <text:p text:style-name="Normal"/>
      <text:p text:style-name="Normal"><text:span text:style-name="T104">En el index he utilizado justify-content en el div con la imagen para ajustarlo para la derecha.</text:span></text:p>
      <text:p text:style-name="Normal"/>
      <text:p text:style-name="P105">En la tabla también he tirado de padding para que no quedara tan pegado el check-icon.</text:p>
      <text:p text:style-name="P106"/>
      <text:p text:style-name="P107">También he utilizado propiedades como nth-child para cambiar algún td, y en el caso de el footer he tirado por hacer una clase con el para modificarlo, además de poner en bold todo menos los td con datos.</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scadia Mono" svg:font-family="Cascadia Mono" style:font-family-generic="modern" style:font-pitch="fixed" svg:panose-1="2 11 6 9 2 0 0 2 0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916in" text:list-level-position-and-space-mode="label-alignment">
          <style:list-level-label-alignment text:label-followed-by="listtab" fo:margin-left="0.5416in" fo:text-indent="-0.2916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916in" text:list-level-position-and-space-mode="label-alignment">
          <style:list-level-label-alignment text:label-followed-by="listtab" fo:margin-left="0.5416in" fo:text-indent="-0.2916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iquelmer Añez Jofre</dc:creator>
    <meta:creation-date>2024-10-31T08:08:00Z</meta:creation-date>
    <dc:date>2024-10-31T08:10:00Z</dc:date>
    <meta:template xlink:href="Normal.dotm" xlink:type="simple"/>
    <meta:editing-cycles>2</meta:editing-cycles>
    <meta:editing-duration>PT120S</meta:editing-duration>
    <meta:document-statistic meta:page-count="5" meta:paragraph-count="11" meta:word-count="880" meta:character-count="5714" meta:row-count="40" meta:non-whitespace-character-count="4845"/>
  </office:meta>
</office:document-meta>
</file>